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240" table:default-cell-style-name="ce3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SimpleFile.php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office:value-type="string">
            <text:p>GENVERSION</text:p>
          </table:table-cell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/>
          <table:table-cell table:style-name="ce18" office:value-type="string">
            <text:p>Cadre 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8" table:formula="of:=[.H8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</text:p>
          </table:table-cell>
          <table:table-cell table:style-name="ce14" table:formula="of:=[.B9]" office:value-type="string" office:string-value="SFI_FR_FILE">
            <text:p>SFI_FR_FILE</text:p>
          </table:table-cell>
          <table:table-cell table:style-name="ce14" office:value-type="string">
            <text:p>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9]+10" office:value-type="float" office:value="30">
            <text:p>3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vlabel=none|viewfiletype=image|viewfileheight=100%|pdffile=sfi_pdffil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2" office:value-type="string">
            <text:p>Descrip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table:formula="of:=[.H10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7" table:formula="of:=[.H11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4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DFFI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PDF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12]+10" office:value-type="float" office:value="60">
            <text:p>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convertVaultFile(SFI_FILE,pdf)</text:p>
          </table:table-cell>
          <table:table-cell table:style-name="ce14" table:number-columns-repeated="2"/>
          <table:table-cell table:style-name="ce14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 du fichier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3]+10" office:value-type="float" office:value="70">
            <text:p>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W</text:p>
          </table:table-cell>
          <table:table-cell table:style-name="ce14" office:value-type="string">
            <text:p>SFI_FRDESC</text:p>
          </table:table-cell>
          <table:table-cell table:style-name="ce15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4]+10" office:value-type="float" office:value="80">
            <text:p>80</text:p>
          </table:table-cell>
          <table:table-cell table:style-name="ce14" office:value-type="string">
            <text:p>O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SUBJEC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sujet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text</text:p>
          </table:table-cell>
          <table:table-cell table:style-name="ce14" table:formula="of:=[.H15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KEYWORD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ots-clés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6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DESCRIP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résumé</text:p>
          </table:table-cell>
          <table:table-cell table:style-name="ce1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4" table:formula="of:=[.H17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SHOR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cour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8]+10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9]+10" office:value-type="float" office:value="130">
            <text:p>13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SY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systèm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0]+10" office:value-type="float" office:value="140">
            <text:p>14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IC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icon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SIZ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a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uble</text:p>
          </table:table-cell>
          <table:table-cell table:style-name="ce14" table:formula="of:=[.H22]+10" office:value-type="float" office:value="160">
            <text:p>16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THUMB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inia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3]+10" office:value-type="float" office:value="170">
            <text:p>1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INEDI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fichier en édition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4]+10" office:value-type="float" office:value="180">
            <text:p>180</text:p>
          </table:table-cell>
          <table:table-cell table:style-name="ce14" office:value-type="string">
            <text:p>H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VERS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vers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5]+10" office:value-type="float" office:value="190">
            <text:p>19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9" table:number-columns-repeated="16"/>
          <table:table-cell table:number-columns-repeated="240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5">05/06/2009</text:date>, <text:time>14:0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9-04T16:33:34</meta:creation-date>
    <dc:date>2009-06-05T14:03:08</dc:date>
    <meta:editing-cycles>17</meta:editing-cycles>
    <meta:editing-duration>PT04H16M44S</meta:editing-duration>
    <meta:document-statistic meta:table-count="4" meta:cell-count="646" meta:object-count="0"/>
    <meta:user-defined meta:name="Info 1"/>
    <meta:user-defined meta:name="Info 2"/>
    <meta:user-defined meta:name="Info 3"/>
    <meta:user-defined meta:name="Info 4"/>
  </office:meta>
</office:document-meta>
</file>